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L2">
      <style:paragraph-properties fo:text-align="start" style:justify-single-word="false"/>
    </style:style>
    <style:style style:name="P6" style:family="paragraph" style:parent-style-name="Standard" style:list-style-name="L4">
      <style:paragraph-properties fo:text-align="start" style:justify-single-word="fals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vertical-rel="paragraph-content" style:horizontal-pos="center" style:horizontal-rel="paragraph-content" draw:ole-draw-aspect="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omework 2</text:p>
      <text:p text:style-name="P1"/>
      <text:list xml:id="list29388592" text:style-name="L4">
        <text:list-item>
          <text:p text:style-name="P6">Consider the FIR filter with the following equation: <draw:frame draw:style-name="fr1" draw:name="Object1" text:anchor-type="as-char" svg:y="-0.436cm" svg:width="3.851cm" svg:height="0.482cm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text:p text:style-name="P6">a). Draw the implementation of the filter</text:p>
          <text:p text:style-name="P6">b). Find the expressions and draw the amplitude response and the phase response</text:p>
          <text:p text:style-name="P6">c). Compute the filter response to the following input signal:</text:p>
          <text:p text:style-name="P6"><draw:frame draw:style-name="fr2" draw:name="Object2" text:anchor-type="paragraph" svg:y="0cm" svg:width="6.098cm" svg:height="0.483cm" draw:z-index="4"><draw:object xlink:href="./Object 2" xlink:type="simple" xlink:show="embed" xlink:actuate="onLoad"/><draw:image xlink:href="./ObjectReplacements/Object 2" xlink:type="simple" xlink:show="embed" xlink:actuate="onLoad"/></draw:frame></text:p>
        </text:list-item>
      </text:list>
      <text:p text:style-name="P2"/>
      <text:p text:style-name="P2"/>
      <text:list xml:id="list29340419" text:style-name="L2">
        <text:list-item>
          <text:p text:style-name="P5">Consider a system with a double pole <draw:frame draw:style-name="fr1" draw:name="Object5" text:anchor-type="as-char" svg:y="-0.436cm" svg:width="1.674cm" svg:height="0.531cm" draw:z-index="0"><draw:object xlink:href="./Object 5" xlink:type="simple" xlink:show="embed" xlink:actuate="onLoad"/><draw:image xlink:href="./ObjectReplacements/Object 5" xlink:type="simple" xlink:show="embed" xlink:actuate="onLoad"/></draw:frame>and two zeros at <draw:frame draw:style-name="fr1" draw:name="Object6" text:anchor-type="as-char" svg:y="-0.501cm" svg:width="2.238cm" svg:height="0.591cm" draw:z-index="1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text:p text:style-name="P5">a). Using the geometric method, find the gain G such that <draw:frame draw:style-name="fr1" draw:name="Object7" text:anchor-type="as-char" svg:y="-0.325cm" svg:width="1.873cm" svg:height="0.487cm" draw:z-index="2"><draw:object xlink:href="./Object 7" xlink:type="simple" xlink:show="embed" xlink:actuate="onLoad"/><draw:image xlink:href="./ObjectReplacements/Object 7" xlink:type="simple" xlink:show="embed" xlink:actuate="onLoad"/></draw:frame></text:p>
          <text:p text:style-name="P5">b). Sketch the amplitude response. What kind of filter is it? 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grddl:transformation="http://docs.oasis-open.org/office/1.2/xslt/odf2rdf.xsl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 </meta:initial-creator>
    <meta:creation-date>2016-11-21T21:04:04.796953695</meta:creation-date>
    <dc:date>2016-12-14T09:24:38.70</dc:date>
    <meta:editing-duration>PT26M37S</meta:editing-duration>
    <meta:editing-cycles>7</meta:editing-cycles>
    <meta:generator>OpenOffice.org/3.3$Win32 OpenOffice.org_project/330m20$Build-9567</meta:generator>
    <meta:document-statistic meta:table-count="0" meta:image-count="0" meta:object-count="5" meta:page-count="1" meta:paragraph-count="8" meta:word-count="75" meta:character-count="427"/>
  </office:meta>
</office:document-meta>
</file>

<file path=Object 1/content.xml><?xml version="1.0" encoding="utf-8"?>
<math xmlns="http://www.w3.org/1998/Math/MathML">
  <semantics>
    <mrow>
      <mi>y</mi>
      <mrow>
        <mrow>
          <mo stretchy="false">[</mo>
          <mi>n</mi>
          <mo stretchy="false">]</mo>
        </mrow>
        <mo stretchy="false">=</mo>
        <mi>x</mi>
      </mrow>
      <mrow>
        <mrow>
          <mo stretchy="false">[</mo>
          <mi>n</mi>
          <mo stretchy="false">]</mo>
        </mrow>
        <mo stretchy="false">−</mo>
        <mi>x</mi>
      </mrow>
      <mrow>
        <mo stretchy="false">[</mo>
        <mrow>
          <mi>n</mi>
          <mo stretchy="false">−</mo>
          <mn>4</mn>
        </mrow>
        <mo stretchy="false">]</mo>
      </mrow>
    </mrow>
    <annotation encoding="StarMath 5.0">y[n] = x[n] - x[n-4]</annotation>
  </semantics>
</math>
</file>

<file path=Object 2/content.xml><?xml version="1.0" encoding="utf-8"?>
<math xmlns="http://www.w3.org/1998/Math/MathML">
  <semantics>
    <mrow>
      <mi>x</mi>
      <mrow>
        <mrow>
          <mo stretchy="false">[</mo>
          <mi>n</mi>
          <mo stretchy="false">]</mo>
        </mrow>
        <mo stretchy="false">=</mo>
        <mi>cos</mi>
      </mrow>
      <mrow>
        <mrow>
          <mo stretchy="false">(</mo>
          <mrow>
            <mrow>
              <mi mathvariant="italic">pi</mi>
              <mo stretchy="false">/</mo>
              <mn>2</mn>
            </mrow>
            <mo stretchy="false">∗</mo>
            <mi>n</mi>
          </mrow>
          <mo stretchy="false">)</mo>
        </mrow>
        <mo stretchy="false">+</mo>
        <mi>cos</mi>
      </mrow>
      <mrow>
        <mo stretchy="false">(</mo>
        <mrow>
          <mrow>
            <mi mathvariant="italic">pi</mi>
            <mo stretchy="false">/</mo>
            <mn>4</mn>
          </mrow>
          <mo stretchy="false">∗</mo>
          <mi>n</mi>
        </mrow>
        <mo stretchy="false">)</mo>
      </mrow>
    </mrow>
    <annotation encoding="StarMath 5.0">x[n] = cos(pi/2 * n) + cos(pi/4 * n)</annotation>
  </semantics>
</math>
</file>

<file path=Object 5/content.xml><?xml version="1.0" encoding="utf-8"?>
<math xmlns="http://www.w3.org/1998/Math/MathML">
  <semantics>
    <mrow>
      <msub>
        <mi>p</mi>
        <mn>1,2</mn>
      </msub>
      <mo stretchy="false">=</mo>
      <mn>0.5</mn>
    </mrow>
    <annotation encoding="StarMath 5.0">p_{1,2} = 0.5 </annotation>
  </semantics>
</math>
</file>

<file path=Object 6/content.xml><?xml version="1.0" encoding="utf-8"?>
<math xmlns="http://www.w3.org/1998/Math/MathML">
  <semantics>
    <mrow>
      <msub>
        <mi>z</mi>
        <mn>1,2</mn>
      </msub>
      <mo stretchy="false">=</mo>
      <msup>
        <mi>e</mi>
        <mrow>
          <mrow>
            <mo stretchy="false">±</mo>
            <mi>j</mi>
          </mrow>
          <mn>3</mn>
          <mrow>
            <mi mathvariant="italic">pi</mi>
            <mo stretchy="false">/</mo>
            <mn>4</mn>
          </mrow>
        </mrow>
      </msup>
    </mrow>
    <annotation encoding="StarMath 5.0">z_{1,2} = e^{plusminus j 3 pi /4}</annotation>
  </semantics>
</math>
</file>

<file path=Object 7/content.xml><?xml version="1.0" encoding="utf-8"?>
<math xmlns="http://www.w3.org/1998/Math/MathML">
  <semantics>
    <mrow>
      <mfenced open="∣" close="∣">
        <mrow>
          <mi>H</mi>
          <mrow>
            <mo stretchy="false">(</mo>
            <mn>0</mn>
            <mo stretchy="false">)</mo>
          </mrow>
        </mrow>
      </mfenced>
      <mo stretchy="false">=</mo>
      <mn>1</mn>
    </mrow>
    <annotation encoding="StarMath 5.0">abs{ H(0) } = 1</annotation>
  </semantics>
</math>
</file>